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Text_20_body">
      <style:text-properties fo:color="#ffa500" fo:font-size="8.25pt"/>
    </style:style>
    <style:style style:name="P2" style:family="paragraph" style:parent-style-name="Text_20_body">
      <style:paragraph-properties fo:margin-top="0in" fo:margin-bottom="0in"/>
    </style:style>
    <style:style style:name="P3" style:family="paragraph" style:parent-style-name="Quotations">
      <style:paragraph-properties fo:margin-top="0in" fo:margin-bottom="0in" fo:padding="0in" fo:border="none"/>
    </style:style>
    <style:style style:name="P4" style:family="paragraph" style:parent-style-name="Standard">
      <style:paragraph-properties fo:margin-top="0in" fo:margin-bottom="0.1965in"/>
      <style:text-properties fo:color="#ffa500" fo:font-size="8.25pt"/>
    </style:style>
    <style:style style:name="P5" style:family="paragraph" style:parent-style-name="Quotations">
      <style:paragraph-properties fo:margin-left="0.8102in" fo:margin-right="0.3937in" fo:margin-top="0in" fo:margin-bottom="0in" fo:text-indent="0in" style:auto-text-indent="false"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PRICOT: Internet Policy and Independent Network Performance Measurement</text:p>
      <text:p text:style-name="Standard"/>
      <text:p text:style-name="P4">- hide quoted text -</text:p>
      <text:p text:style-name="P5">As the Internet drives economic and social development, national telecommunications regulators and service providers have an interest in performance data that reflects real-world conditions. Measurement Lab (M-Lab) provides the largest open repository of performance data, collected from broad sample populations, that reflects end-user conditions based on software integrations and partnerships. This dataset is currently used by governments and public interest organizations across North America and Europe, in order to assess the deployment and performance of broadband connectivity. The most recent research from M-Lab's data exposed episodes of persistent congestion across the United States over the past three years due to network interconnection disagreements. As M-Lab builds out its infrastructure to include more international coverage, it has sought to promote the use of its existing data and increase collaborations in Asia. This presentation will serve as an introduction to the platform as a public resource that provides open, methodologically-based performance and transparency data from the edge, in order to prompt greater use of existing data and tools amongst the providers, regulators and organizations that have an interest in promoting reliable access. We will introduce the measurements that M-Lab is currently collecting and then describe how to access this information through newly release toolkits. The presentation will use the technical findings of the interconnection study, including discovery of prioritization regimes, to demonstrate trustworthy measurement on controversial issues as a third-party to an underlying network relationship. This presentation will also offer an update on new developments with M-Lab, including new tests and Asian sites, and conclude with an invitation for further collaboration.</text:p>
      <text:p text:style-name="P3"/>
      <text:p text:style-name="P2">NANOG: ISP Interconnection and its Impact on Consumer Internet Performance</text:p>
      <text:p text:style-name="P2"/>
      <text:p text:style-name="P1">- hide quoted text -</text:p>
      <text:p text:style-name="P5">While interconnection is a core principle of the Internet and a core element of the network operator community, the role of interconnection health and traffic management practices in end consumer performance has remained opaque to users, policymakers, and researchers alike, based on the complexities of conducting measurement at scale. Measurement Lab’s research on interconnection performance has exposed episodes of persistent congestion across multiple Access ISPs and Transit ISPs over the past three years. These incidents lead to substantial degradation of end-user connectivity that have been quantified and detailed through the substantial performance data made available through M-Lab. This presentation will extend and update a preliminary introduction given before the Cooperative Working Group at RIPE69 in November, concentrating more on the technical findings of the study and discussing the toolkit released concurrently with the report. Moreover, we will further elaborate on research conducted since its release, including discovery of prioritization regimes as a third-party to the underlying network relationship. In reviewing the methodology designed to assess these large-scale network performance trends exposed in the interconnection study, we will elaborate on the open datasets and tools that M-Lab has made available to interested researchers. This presentation will also offer an update on new developments with M-Lab, including new tests, and <text:soft-page-break/>provide an introduction to the platform as a public resource for the network operator community, providing opportunities for performance diagnostics and quality of service monitoring. </text:p>
      <text:p text:style-name="P3"/>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 R</meta:initial-creator>
    <meta:creation-date>2015-02-28T07:26:10</meta:creation-date>
    <dc:date>2015-03-01T15:11:41</dc:date>
    <dc:creator>C R</dc:creator>
    <meta:editing-duration>P0D</meta:editing-duration>
    <meta:editing-cycles>2</meta:editing-cycles>
    <meta:generator>LibreOffice/3.5$Linux_x86 LibreOffice_project/350m1$Build-2</meta:generator>
    <meta:document-statistic meta:table-count="0" meta:image-count="0" meta:object-count="0" meta:page-count="2" meta:paragraph-count="6" meta:word-count="520" meta:character-count="3687" meta:non-whitespace-character-count="3172"/>
  </office:meta>
</office:document-meta>
</file>